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6pt" style:font-size-asian="16pt" style:font-size-complex="16pt"/>
    </style:style>
    <style:style style:name="P2" style:family="paragraph" style:parent-style-name="Text_20_body">
      <style:text-properties fo:font-variant="normal" fo:text-transform="none" fo:color="#222222" style:font-name="Verdana" fo:font-size="16pt" fo:letter-spacing="normal" fo:language="es" fo:country="MX" fo:font-style="normal" fo:font-weight="normal" style:font-size-asian="16pt" style:font-size-complex="16pt"/>
    </style:style>
    <style:style style:name="P3" style:family="paragraph" style:parent-style-name="Text_20_body">
      <style:text-properties fo:font-variant="normal" fo:text-transform="none" fo:color="#222222" style:font-name="Verdana" fo:font-size="16pt" fo:letter-spacing="normal" fo:language="es" fo:country="MX" fo:font-style="normal" fo:font-weight="bold" style:font-size-asian="16pt" style:font-weight-asian="bold" style:font-size-complex="16pt" style:font-weight-complex="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222222" fo:letter-spacing="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222222" style:font-name="Verdana" fo:font-size="16pt" fo:letter-spacing="normal" fo:language="es" fo:country="MX" fo:font-style="normal" fo:font-weight="normal" style:font-size-asian="16pt" style:font-size-complex="16pt"/>
    </style:style>
    <style:style style:name="P6" style:family="paragraph" style:parent-style-name="Text_20_body">
      <style:paragraph-properties fo:margin-left="0in" fo:margin-right="0in" fo:orphans="2" fo:widows="2" fo:text-indent="0in" style:auto-text-indent="false"/>
      <style:text-properties fo:font-variant="normal" fo:text-transform="none" fo:color="#222222" style:font-name="Verdana" fo:font-size="16pt" fo:letter-spacing="normal" style:font-size-asian="16pt" style:font-size-complex="16pt"/>
    </style:style>
    <style:style style:name="T1" style:family="text">
      <style:text-properties style:font-name="Verdana"/>
    </style:style>
    <style:style style:name="T2" style:family="text">
      <style:text-properties style:font-name="Verdana"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 ONE CHAPTER ONE</text:p>
      <text:p text:style-name="P1"/>
      <text:p text:style-name="P3">The Predictive Effects of Capital</text:p>
      <text:p text:style-name="P2"/>
      <text:p text:style-name="P2">For example:  what is the difference between South Korea and Mexico?</text:p>
      <text:p text:style-name="P4"> </text:p>
      <text:p text:style-name="P5">I will show income per capita in both countries over the years in this chart for comparisons sake:   ???</text:p>
      <text:p text:style-name="P6"> </text:p>
      <text:p text:style-name="P5">Today, South Korea is part of an elite group of "Mature Market" economies.  Mexico is classified as a recently industrialized country but is not considered a Mature Market.  An analysis of the stock market in Mexico shows that it is lacking innovative companies, and is dominated with companies that cater to it's consumer market which is ranked second in Latin America.</text:p>
      <text:p text:style-name="P6"> </text:p>
      <text:p text:style-name="P5">Like many Asian countries North Korea became an electronic consumer goods manufacturing powerhouse.  One can conclude that this is what attracted direct foreign investment into the manufacturing sector.  Mexico has attracted a lot of direct foreign investment into it's manufacturing sector as well, because it has been given the greatest gift ever.  Access to the consumer market of the United States without limits.</text:p>
      <text:p text:style-name="P6"> </text:p>
      <text:p text:style-name="P5">Foreign direct investment is a good sign that Mexico is trusted.  Some Nations are not trusted, because they are considered a riskier market.  There is a lot of potential for an industrial base in those countries, but questions of the countries stability means that many investments are too high risk and low reward.  Among those countries that have a <text:soft-page-break/>higher "transactional cost" or lack "social capital" and stability are south of Mexico in Central America (Mexico is considered part of North America).  </text:p>
      <text:p text:style-name="P6"> </text:p>
      <text:p text:style-name="P5">However, as Puerto Rico's debt crisis shows us, foreign direct investment is not enough.  If the international investor class will just transfer their profits out of the country.  This money should stay in the country, but Puerto Rico has no controls over their own currency because they are a US territory.  International investors do not have the same "Social Priorities" as the Puerto Rican government.  For an in depth discussion of Social Priorities look at chapter six. </text:p>
      <text:p text:style-name="P6"> </text:p>
      <text:p text:style-name="P5">Why don't the international investors live in Puerto Rico or Mexico and try to improve the country from within?  For a discussion of "Assets of Well Being" look at chapter eight.  The normal course is for people who live in a country and invest in it to spread the wealth around to improve both the national economy and Assets of Well Being.  Having innovative companies on it's own stock exchange is where South Korea has an  advantage over Mexico in this sense.  The South Korean stock holders and boards of directors benefit directly from corporate income.  This is known as "National Income".  In addition, if the companies are considered to be innovative, the amounts of capital the companies will recieve will be very high compared to their stock market evaluations of earnings per share, because there is a change that their earnings per share will rise quickly.  Investors investing in these kinds of companies are essentially gamblers, who recognize that there is a high potential for failure but a high reward if the company makes it.</text:p>
      <text:p text:style-name="P6"> </text:p>
      <text:p text:style-name="P5"><text:soft-page-break/>Having high National Income means that South Koreans can tax the companies in different ways, payroll taxes and Corporate Income Tax, but they can also tax the capital gains from profits made on the stock market.  Additionally, there is the potential is for corporations with home economy investors to be more socially cooperative with labor, recognizing a shared interest, in that money redistributed in terms of wages is the best way to grow the home econom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B</meta:initial-creator>
    <meta:creation-date>2017-12-19T09:08:27.63</meta:creation-date>
    <meta:generator>OpenOffice/4.1.4$Win32 OpenOffice.org_project/414m5$Build-9788</meta:generator>
    <meta:document-statistic meta:table-count="0" meta:image-count="0" meta:object-count="0" meta:page-count="3" meta:paragraph-count="17" meta:word-count="574" meta:character-count="3505"/>
    <dc:date>2017-12-19T09:10:09.12</dc:date>
    <dc:creator>Robert B</dc:creator>
    <meta:editing-duration>PT1M41S</meta:editing-duration>
    <meta:editing-cycles>1</meta:editing-cycles>
  </office:meta>
</office:document-meta>
</file>